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8.2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Arial Black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T1" style:family="text">
      <style:text-properties style:font-name="Arial Black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8.29cm" svg:x="0.5cm" svg:y="0.71cm" presentation:class="title" presentation:user-transformed="true">
          <draw:text-box>
            <text:p text:style-name="P1"><text:span text:style-name="T1">CLASIFICADOR DE SETAS</text:span><text:span text:style-name="T1"><text:line-break/></text:span><text:span text:style-name="T1">COMESTIBLES Y VENENOSAS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Por: Hugo Martín-Santos</text:p>
            <text:p text:style-name="P2">Para: The 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a existente.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a problemática relación entre las Setas y The Bridge</text:p>
              </text:list-item>
            </text:list>
            <text:list text:style-name="L3">
              <text:list-item>
                <text:list>
                  <text:list-item>
                    <text:p>¿Son las setas un peligro?</text:p>
                  </text:list-item>
                  <text:list-item>
                    <text:p>¿Están los alumnos/Profesores a salvo?</text:p>
                    <text:p/>
                  </text:list-item>
                </text:list>
              </text:list-item>
            </text:list>
            <text:list text:style-name="L2">
              <text:list-item>
                <text:p>Responsabilidad Corporativa</text:p>
                <text:list>
                  <text:list-item>
                    <text:p>Corresponde a The Bridge la seguridad de las instalaciones.</text:p>
                  </text:list-item>
                  <text:list-item>
                    <text:p>Es lógico resolver el problema con recursos propios.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as condiciones objetivas.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2">Recursos propios</text:span></text:p>
                <text:list>
                  <text:list-header>
                    <text:p><text:span text:style-name="T3"/></text:p>
                  </text:list-header>
                  <text:list-item>
                    <text:p><text:span text:style-name="T3">Es lógico reducir costes resolviendo el problema internamente.</text:span></text:p>
                  </text:list-item>
                  <text:list-item>
                    <text:p><text:span text:style-name="T3">Se dispone de los recursos humanos adecuados.</text:span></text:p>
                  </text:list-item>
                  <text:list-item>
                    <text:p><text:span text:style-name="T3">Oportunidad de aprendizaje y demostración a alumnado.</text:span></text:p>
                    <text:p/>
                  </text:list-item>
                </text:list>
              </text:list-header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Estrategia para abordar el problem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2">APP de uso simple.</text:span></text:p>
                <text:list>
                  <text:list-item>
                    <text:p><text:span text:style-name="T3">Cubre casos de uso variados.</text:span></text:p>
                    <text:list>
                      <text:list-item>
                        <text:p><text:span text:style-name="T3">Si se dispone de una foto, reconocimiento</text:span></text:p>
                      </text:list-item>
                      <text:list-item>
                        <text:p><text:span text:style-name="T3">Si sólo se dispone de una descripción, formulario.</text:span></text:p>
                      </text:list-item>
                    </text:list>
                  </text:list-item>
                  <text:list-item>
                    <text:p><text:span text:style-name="T3">Fácil acceso.</text:span></text:p>
                  </text:list-item>
                  <text:list-item>
                    <text:p><text:span text:style-name="T3">Resultados inmediatos.</text:span></text:p>
                    <text:p/>
                  </text:list-item>
                </text:list>
              </text:list-header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No permitamos que una seta nos fastidie la digestión,<text:line-break/>ni el aprendizaje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30T23:27:22.178000000</meta:creation-date>
    <meta:editing-duration>PT1H4M20S</meta:editing-duration>
    <meta:editing-cycles>2</meta:editing-cycles>
    <meta:generator>LibreOffice/7.5.2.2$Windows_X86_64 LibreOffice_project/53bb9681a964705cf672590721dbc85eb4d0c3a2</meta:generator>
    <dc:title>Midnightblue</dc:title>
    <dc:date>2023-12-01T00:31:42.454000000</dc:date>
    <meta:document-statistic meta:object-count="69"/>
  </office:meta>
</office:document-meta>
</file>